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177f6d" style:font-size-asian="14pt" style:font-size-complex="14pt"/>
    </style:style>
    <style:style style:name="T1" style:family="text">
      <style:text-properties officeooo:rsid="00177f6d"/>
    </style:style>
    <style:style style:name="T2" style:family="text">
      <style:text-properties officeooo:rsid="0018f1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:0<text:span text:style-name="T2">3</text:span>/10/24</text:p>
      <text:p text:style-name="P1"/>
      <text:p text:style-name="P1"><text:span text:style-name="T2">10</text:span>.To print radius of a circle</text:p>
      <text:p text:style-name="P1"/>
      <text:p text:style-name="P1"/>
      <text:p text:style-name="P1">PROGRAM:</text:p>
      <text:p text:style-name="P1"/>
      <text:p text:style-name="P1">r=float(input("Enter the radius:"))</text:p>
      <text:p text:style-name="P1"/>
      <text:p text:style-name="P1">pi=3.14</text:p>
      <text:p text:style-name="P1"/>
      <text:p text:style-name="P1">area=pi*(r*r)</text:p>
      <text:p text:style-name="P1"/>
      <text:p text:style-name="P1">print("Area of circle is:",area,"cm2")</text:p>
      <text:p text:style-name="P1"/>
      <text:p text:style-name="P1"/>
      <text:p text:style-name="P2">OUTPUT:</text:p>
      <text:p text:style-name="P2"/>
      <text:p text:style-name="P2">Enter the radius:3</text:p>
      <text:p text:style-name="P1">Area of circle is: 28.26 cm2 </text:p>
      <text:p text:style-name="P1"/>
      <text:p text:style-name="P2">Enter the radius:<text:span text:style-name="T1">1</text:span></text:p>
      <text:p text:style-name="P2">Area of circle is: <text:span text:style-name="T1">3.14</text:span> cm2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0:46:35.812408612</meta:creation-date>
    <dc:date>2024-10-29T11:33:07.369063845</dc:date>
    <meta:editing-duration>PT44M4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36" meta:character-count="244" meta:non-whitespace-character-count="218"/>
  </office:meta>
</office:document-meta>
</file>